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2cm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1_20_dots_20_1_20_dashes" draw:textarea-horizontal-align="center" draw:textarea-vertical-align="middle" draw:shadow-offset-x="0.305cm" draw:shadow-offset-y="0.305cm"/>
    </style:style>
    <style:style style:name="gr7" style:family="graphic" style:parent-style-name="standard">
      <style:graphic-properties draw:fill="hatch" draw:fill-color="#000000" draw:fill-hatch-name="Black_20_-45_20_Degrees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fill="bitmap" draw:fill-color="#000000" draw:fill-gradient-name="Gradient_20_1" draw:fill-hatch-name="Black_20_0_20_Degrees" draw:fill-image-name="Empty" draw:textarea-horizontal-align="justify" draw:textarea-vertical-align="middle" draw:auto-grow-height="false" draw:shadow-offset-x="0.305cm" draw:shadow-offset-y="0.305cm"/>
    </style:style>
    <style:style style:name="gr9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099cm"/>
    </style:style>
    <style:style style:name="gr11" style:family="graphic" style:parent-style-name="standard">
      <style:graphic-properties svg:stroke-width="0cm" draw:marker-start-width="0.305cm" draw:marker-end-width="0.305cm" draw:textarea-horizontal-align="center" draw:textarea-vertical-align="middle" fo:padding-top="0.126cm" fo:padding-bottom="0.126cm" fo:padding-left="0.251cm" fo:padding-right="0.251cm"/>
    </style:style>
    <style:style style:name="gr1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49cm"/>
    </style:style>
    <style:style style:name="gr14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pitch="variable" fo:font-size="26pt" style:font-family-asian="Arial" style:font-style-name-asian="Normal" style:font-family-generic-asian="swiss" style:font-pitch-asian="variable" style:font-size-asian="26pt" style:font-family-complex="Arial" style:font-style-name-complex="Normal" style:font-family-generic-complex="swiss" style:font-pitch-complex="variable" style:font-size-complex="26pt"/>
    </style:style>
    <style:style style:name="T2" style:family="text">
      <style:text-properties fo:font-family="Arial" style:font-family-generic="roman" style:font-pitch="variable" fo:font-size="12pt" style:font-family-asian="Arial" style:font-style-name-asian="Normal" style:font-family-generic-asian="swiss" style:font-pitch-asian="variable" style:font-size-asian="12pt" style:font-family-complex="Arial" style:font-style-name-complex="Normal" style:font-family-generic-complex="swiss" style:font-pitch-complex="variable" style:font-size-complex="12pt"/>
    </style:style>
    <style:style style:name="T3" style:family="text">
      <style:text-properties fo:font-family="Arial" style:font-style-name="Normal" style:font-family-generic="swiss" style:font-pitch="variable" fo:font-size="26pt" style:font-family-asian="Arial" style:font-style-name-asian="Normal" style:font-family-generic-asian="swiss" style:font-pitch-asian="variable" style:font-size-asian="26pt" style:font-family-complex="Arial" style:font-style-name-complex="Normal" style:font-family-generic-complex="swiss" style:font-pitch-complex="variable" style:font-size-complex="26pt"/>
    </style:style>
    <style:style style:name="T4" style:family="text">
      <style:text-properties fo:font-family="Arial" style:font-family-generic="roman" style:font-pitch="variable" fo:font-size="12pt" style:font-family-asian="Arial" style:font-style-name-asian="Normal" style:font-family-generic-asian="swiss" style:font-pitch-asian="variable" style:font-size-asian="12pt" style:font-family-complex="Arial" style:font-style-name-complex="Normal" style:font-family-generic-complex="swiss" style:font-pitch-complex="variable" style:font-size-complex="12pt"/>
    </style:style>
    <style:style style:name="T5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6.749cm" svg:x="2.905cm" svg:y="5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75cm" svg:y1="5.189cm" svg:x2="4.175cm" svg:y2="3.54cm">
          <text:p/>
        </draw:line>
        <draw:frame draw:style-name="gr3" draw:layer="layout" svg:width="1.457cm" svg:height="1.132cm" svg:x="3.54cm" svg:y="2.27cm">
          <draw:text-box>
            <text:p>F</text:p>
          </draw:text-box>
        </draw:frame>
        <draw:line draw:style-name="gr4" draw:text-style-name="P1" draw:layer="layout" svg:x1="4.175cm" svg:y1="5.122cm" svg:x2="4.175cm" svg:y2="11.795cm">
          <text:p/>
        </draw:line>
        <draw:line draw:style-name="gr4" draw:text-style-name="P1" draw:layer="layout" svg:x1="4.81cm" svg:y1="5.122cm" svg:x2="4.81cm" svg:y2="11.795cm">
          <text:p/>
        </draw:line>
        <draw:line draw:style-name="gr4" draw:text-style-name="P1" draw:layer="layout" svg:x1="3.54cm" svg:y1="5.122cm" svg:x2="3.54cm" svg:y2="11.795cm">
          <text:p/>
        </draw:line>
        <draw:line draw:style-name="gr5" draw:text-style-name="P1" draw:layer="layout" svg:x1="2.905cm" svg:y1="6.715cm" svg:x2="5.445cm" svg:y2="6.715cm">
          <text:p/>
        </draw:line>
        <draw:line draw:style-name="gr5" draw:text-style-name="P1" draw:layer="layout" svg:x1="2.905cm" svg:y1="7.985cm" svg:x2="5.445cm" svg:y2="7.985cm">
          <text:p/>
        </draw:line>
        <draw:line draw:style-name="gr5" draw:text-style-name="P1" draw:layer="layout" svg:x1="2.905cm" svg:y1="9.255cm" svg:x2="5.445cm" svg:y2="9.255cm">
          <text:p/>
        </draw:line>
        <draw:line draw:style-name="gr5" draw:text-style-name="P1" draw:layer="layout" svg:x1="2.905cm" svg:y1="10.525cm" svg:x2="5.445cm" svg:y2="10.525cm">
          <text:p/>
        </draw:line>
        <draw:line draw:style-name="gr6" draw:text-style-name="P1" draw:layer="layout" svg:x1="2.27cm" svg:y1="8.62cm" svg:x2="6.08cm" svg:y2="8.62cm">
          <text:p/>
        </draw:line>
        <draw:custom-shape draw:style-name="gr7" draw:text-style-name="P1" draw:layer="layout" svg:width="0.652cm" svg:height="0.644cm" svg:x="3.182cm" svg:y="7.97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81cm" svg:y1="8.225cm" svg:x2="7.17cm" svg:y2="8.225cm">
          <text:p/>
        </draw:line>
        <draw:custom-shape draw:style-name="gr8" draw:text-style-name="P1" draw:layer="layout" svg:width="4.796cm" svg:height="4.692cm" svg:x="10.637cm" svg:y="6.6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128.732183045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" draw:layer="layout" svg:x1="16.696cm" svg:y1="8.228cm" svg:x2="14.009cm" svg:y2="10.855cm">
          <text:p/>
        </draw:line>
        <draw:frame draw:style-name="gr10" draw:layer="layout" svg:width="5.636cm" svg:height="1.349cm" svg:x="1.667cm" svg:y="12.779cm">
          <draw:text-box>
            <text:p>Tension specimen</text:p>
          </draw:text-box>
        </draw:frame>
        <draw:line draw:style-name="gr5" draw:text-style-name="P1" draw:layer="layout" svg:x1="12.799cm" svg:y1="10.28cm" svg:x2="14.004cm" svg:y2="10.833cm">
          <text:p/>
        </draw:line>
        <draw:line draw:style-name="gr5" draw:text-style-name="P1" draw:layer="layout" svg:x1="15.433cm" svg:y1="7.737cm" svg:x2="16.684cm" svg:y2="8.24cm">
          <text:p/>
        </draw:line>
        <draw:line draw:style-name="gr11" draw:text-style-name="P1" draw:layer="layout" svg:x1="15.435cm" svg:y1="7.737cm" svg:x2="12.799cm" svg:y2="10.28cm">
          <text:p/>
        </draw:line>
        <draw:line draw:style-name="gr2" draw:text-style-name="P1" draw:layer="layout" svg:x1="13.851cm" svg:y1="11.154cm" svg:x2="12.674cm" svg:y2="12.515cm">
          <text:p/>
        </draw:line>
        <draw:line draw:style-name="gr12" draw:text-style-name="P1" draw:layer="layout" svg:x1="15.388cm" svg:y1="7.574cm" svg:x2="14.999cm" svg:y2="7.959cm">
          <text:p/>
        </draw:line>
        <draw:line draw:style-name="gr12" draw:text-style-name="P1" draw:layer="layout" svg:x1="14.895cm" svg:y1="8.049cm" svg:x2="14.506cm" svg:y2="8.434cm">
          <text:p/>
        </draw:line>
        <draw:line draw:style-name="gr12" draw:text-style-name="P1" draw:layer="layout" svg:x1="14.397cm" svg:y1="8.542cm" svg:x2="14.008cm" svg:y2="8.927cm">
          <text:p/>
        </draw:line>
        <draw:line draw:style-name="gr12" draw:text-style-name="P1" draw:layer="layout" svg:x1="13.86cm" svg:y1="9.043cm" svg:x2="13.471cm" svg:y2="9.428cm">
          <text:p/>
        </draw:line>
        <draw:line draw:style-name="gr12" draw:text-style-name="P1" draw:layer="layout" svg:x1="13.322cm" svg:y1="9.565cm" svg:x2="12.933cm" svg:y2="9.95cm">
          <text:p/>
        </draw:line>
        <draw:custom-shape draw:style-name="gr1" draw:text-style-name="P1" draw:layer="layout" svg:width="10.107cm" svg:height="2.857cm" svg:x="5.953cm" svg:y="19.55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3.73cm" svg:height="1.276cm" svg:x="9.975cm" svg:y="18.071cm">
          <draw:text-box>
            <text:p><text:span text:style-name="T1">σ</text:span><text:span text:style-name="T2">M, </text:span><text:span text:style-name="T3">ε</text:span><text:span text:style-name="T4">M</text:span></text:p>
          </draw:text-box>
        </draw:frame>
        <draw:frame draw:style-name="gr13" draw:layer="layout" svg:width="1.799cm" svg:height="1.119cm" svg:x="3.863cm" svg:y="20.293cm">
          <draw:text-box>
            <text:p><text:span text:style-name="T5">S</text:span><text:span text:style-name="T2">L</text:span></text:p>
          </draw:text-box>
        </draw:frame>
        <draw:frame draw:style-name="gr13" draw:layer="layout" svg:width="1.799cm" svg:height="1.119cm" svg:x="16.485cm" svg:y="20.532cm">
          <draw:text-box>
            <text:p><text:span text:style-name="T5">S</text:span><text:span text:style-name="T2">R</text:span></text:p>
          </draw:text-box>
        </draw:frame>
        <draw:frame draw:style-name="gr13" draw:layer="layout" svg:width="3.73cm" svg:height="1.276cm" svg:x="10.028cm" svg:y="22.781cm">
          <draw:text-box>
            <text:p><text:span text:style-name="T1">σ</text:span><text:span text:style-name="T2">f, </text:span><text:span text:style-name="T3">ε</text:span><text:span text:style-name="T4">f</text:span></text:p>
          </draw:text-box>
        </draw:frame>
        <draw:frame draw:style-name="gr14" draw:layer="layout" svg:width="14.658cm" svg:height="0.964cm" svg:x="1.852cm" svg:y="25.718cm">
          <draw:text-box>
            <text:p>mit f=filament, M=matri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025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1_20_dots_20_1_20_dashes" draw:display-name="Ultrafine 1 dots 1 dashes" draw:style="rect" draw:dots1="1" draw:dots1-length="0.864cm" draw:dots2="1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Zhun Hoffmann</meta:initial-creator>
    <meta:creation-date>2008-11-25T16:12:01</meta:creation-date>
    <dc:date>2008-11-26T11:37:38</dc:date>
    <dc:creator>Zhun Hoffmann</dc:creator>
    <meta:editing-duration>PT01H03M28S</meta:editing-duration>
    <meta:editing-cycles>8</meta:editing-cycles>
    <meta:generator>OpenOffice.org/3.0$Linux OpenOffice.org_project/300m9$Build-9358</meta:gener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